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7a8ca" officeooo:paragraph-rsid="0007a8ca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7a8ca" officeooo:paragraph-rsid="0007a8ca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87d8e" officeooo:paragraph-rsid="00087d8e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9efe9" officeooo:paragraph-rsid="0009efe9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dd7af" officeooo:paragraph-rsid="0009efe9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e756b" officeooo:paragraph-rsid="000e756b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0c21e" officeooo:paragraph-rsid="0010c21e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22ba2" officeooo:paragraph-rsid="00122ba2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50df3" officeooo:paragraph-rsid="00150df3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0c21e" officeooo:paragraph-rsid="0010c21e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93a67" officeooo:paragraph-rsid="00193a67"/>
    </style:style>
    <style:style style:name="T1" style:family="text">
      <style:text-properties officeooo:rsid="00087d8e"/>
    </style:style>
    <style:style style:name="T2" style:family="text">
      <style:text-properties officeooo:rsid="0009efe9"/>
    </style:style>
    <style:style style:name="T3" style:family="text">
      <style:text-properties officeooo:rsid="000aa891"/>
    </style:style>
    <style:style style:name="T4" style:family="text">
      <style:text-properties officeooo:rsid="000eb3b1"/>
    </style:style>
    <style:style style:name="T5" style:family="text">
      <style:text-properties officeooo:rsid="000ee427"/>
    </style:style>
    <style:style style:name="T6" style:family="text">
      <style:text-properties officeooo:rsid="00120a07"/>
    </style:style>
    <style:style style:name="T7" style:family="text">
      <style:text-properties officeooo:rsid="00184a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osnier Florian</text:p>
      <text:p text:style-name="P11"/>
      <text:p text:style-name="P1">La gra<text:span text:style-name="T1">nj</text:span>a de mis pa<text:span text:style-name="T1">dres</text:span></text:p>
      <text:p text:style-name="P2"/>
      <text:p text:style-name="P3">La granja de mis padres es<text:span text:style-name="T2">tá</text:span> s<text:span text:style-name="T2">ituado en Haute-Loire (departamento 43) cerca de Langeac y está à 45 km de Le puy en Velay. Vivo en una zona de mediana montañas, por lo tanto, mi granja esta en una zona de ganadería.</text:span></text:p>
      <text:p text:style-name="P4">En la graja de mis padres, podemos encontrar vaccas <text:span text:style-name="T5">de raza montbéliard</text:span>, terneras, gallinas, ocas, cochinos pero criamos principalmente las vaccas y las terneras. Producimos leche vendido para hacer quesos (raclette). Tenemos en su totalidad <text:span text:style-name="T3">98 bovinos con 58 vaccas y 30 terneras, por lo demás, estan terneros machos.</text:span></text:p>
      <text:p text:style-name="P5"/>
      <text:p text:style-name="P6">Es un granja de 140 hectáreas <text:span text:style-name="T4">con 12 de maïz, 20 de trigo, 5 de escanda, 2.5 de mijo y el resto de la areá está en hierba (ballico + trébol)</text:span></text:p>
      <text:p text:style-name="P6"/>
      <text:p text:style-name="P7">La granja está en agricultura muy razonable, utilisamos el mínimo de pesticidas y fertilizantes quimicos. Utilisamos en majoria <text:span text:style-name="T6">el estiércol para enriquecer los suelos, tambien utilisamos les plantas como el trébol quien enriquece el suelo con nitrogen</text:span></text:p>
      <text:p text:style-name="P7"/>
      <text:p text:style-name="P8">Tenemos cuatro tractores quien sirven para todos las tareas como dar alimentos a los animales, trabajar en los campos. </text:p>
      <text:p text:style-name="P9">Habemos la majoria de nuetros materiales, porque podemos hacer modificación<text:span text:style-name="T7">es 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5:11:56.538335572</meta:creation-date>
    <dc:date>2018-06-06T11:19:08.588807323</dc:date>
    <meta:editing-duration>PT44M33S</meta:editing-duration>
    <meta:editing-cycles>9</meta:editing-cycles>
    <meta:generator>LibreOffice/5.4.6.2$Linux_X86_64 LibreOffice_project/40m0$Build-2</meta:generator>
    <meta:document-statistic meta:table-count="0" meta:image-count="0" meta:object-count="0" meta:page-count="1" meta:paragraph-count="8" meta:word-count="195" meta:character-count="1159" meta:non-whitespace-character-count="970"/>
  </office:meta>
</office:document-meta>
</file>